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officeooo:rsid="001b7625" officeooo:paragraph-rsid="001b7625"/>
    </style:style>
    <style:style style:name="P2" style:family="paragraph" style:parent-style-name="Standard">
      <style:text-properties fo:font-weight="bold" officeooo:rsid="001b7625" officeooo:paragraph-rsid="001b7625" style:font-weight-asian="bold" style:font-weight-complex="bold"/>
    </style:style>
    <style:style style:name="P3" style:family="paragraph" style:parent-style-name="Standard">
      <style:text-properties fo:font-style="italic" fo:font-weight="bold" officeooo:rsid="001b7625" officeooo:paragraph-rsid="001b7625" style:font-style-asian="italic" style:font-weight-asian="bold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document</text:p>
      <text:p text:style-name="P1"/>
      <text:p text:style-name="P2">This text is bold</text:p>
      <text:p text:style-name="P2"><text:span text:style-name="T1"/></text:p>
      <text:p text:style-name="P3"><text:span text:style-name="T1">This text is italic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Dan Church</meta:initial-creator>
    <meta:creation-date>2020-03-21T10:13:21.957382911</meta:creation-date>
    <dc:date>2020-03-21T10:14:01.458075796</dc:date>
    <dc:creator>Dan Church</dc:creator>
    <meta:editing-duration>PT41S</meta:editing-duration>
    <meta:editing-cycles>1</meta:editing-cycles>
    <meta:document-statistic meta:table-count="0" meta:image-count="0" meta:object-count="0" meta:page-count="1" meta:paragraph-count="3" meta:word-count="10" meta:character-count="49" meta:non-whitespace-character-count="42"/>
    <meta:generator>LibreOffice/6.4.1.2$Linux_X86_64 LibreOffice_project/4d224e95b98b138af42a64d84056446d09082932</meta:generator>
  </office:meta>
</office:document-meta>
</file>